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style:text-underline-style="solid" style:text-underline-width="auto" style:text-underline-color="font-color" fo:font-weight="bold" officeooo:rsid="001b09dc" officeooo:paragraph-rsid="001b09dc" style:font-weight-asian="bold" style:font-weight-complex="bold"/>
    </style:style>
    <style:style style:name="P2" style:family="paragraph" style:parent-style-name="Standard">
      <style:text-properties fo:font-size="12pt" style:text-underline-style="none" fo:font-weight="normal" officeooo:rsid="001b09dc" officeooo:paragraph-rsid="001b09dc" style:font-weight-asian="normal" style:font-weight-complex="normal"/>
    </style:style>
    <style:style style:name="P3" style:family="paragraph" style:parent-style-name="Standard">
      <style:text-properties fo:font-size="12pt" style:text-underline-style="none" fo:font-weight="normal" officeooo:rsid="001b09dc" officeooo:paragraph-rsid="001cc410" style:font-weight-asian="normal" style:font-weight-complex="normal"/>
    </style:style>
    <style:style style:name="P4" style:family="paragraph" style:parent-style-name="Standard">
      <style:paragraph-properties fo:break-before="page"/>
      <style:text-properties fo:font-size="12pt" style:text-underline-style="none" fo:font-weight="normal" officeooo:rsid="001b09dc" officeooo:paragraph-rsid="001cc410" style:font-weight-asian="normal" style:font-weight-complex="normal"/>
    </style:style>
    <style:style style:name="P5" style:family="paragraph" style:parent-style-name="Standard">
      <style:text-properties fo:font-size="12pt" style:text-underline-style="none" fo:font-weight="normal" officeooo:rsid="001cc410" officeooo:paragraph-rsid="001cc410" style:font-weight-asian="normal" style:font-weight-complex="normal"/>
    </style:style>
    <style:style style:name="P6" style:family="paragraph" style:parent-style-name="Standard">
      <style:text-properties fo:font-size="12pt" style:text-underline-style="none" fo:font-weight="normal" officeooo:rsid="001ebde0" officeooo:paragraph-rsid="001ebde0" style:font-weight-asian="normal" style:font-weight-complex="normal"/>
    </style:style>
    <style:style style:name="P7" style:family="paragraph" style:parent-style-name="Standard">
      <style:text-properties fo:font-size="12pt" style:text-underline-style="none" fo:font-weight="normal" officeooo:rsid="0021d170" officeooo:paragraph-rsid="0021d170" style:font-weight-asian="normal" style:font-weight-complex="normal"/>
    </style:style>
    <style:style style:name="P8" style:family="paragraph" style:parent-style-name="Standard">
      <style:text-properties fo:font-size="12pt" style:text-underline-style="none" fo:font-weight="normal" officeooo:rsid="00237088" officeooo:paragraph-rsid="00237088" style:font-weight-asian="normal" style:font-weight-complex="normal"/>
    </style:style>
    <style:style style:name="P9" style:family="paragraph" style:parent-style-name="Standard">
      <style:text-properties fo:font-size="12pt" style:text-underline-style="none" fo:font-weight="normal" officeooo:rsid="0023a761" officeooo:paragraph-rsid="0023a761" style:font-weight-asian="normal" style:font-weight-complex="normal"/>
    </style:style>
    <style:style style:name="P10" style:family="paragraph" style:parent-style-name="Standard">
      <style:text-properties fo:font-size="12pt" style:text-underline-style="none" fo:font-weight="normal" officeooo:rsid="0023a761" officeooo:paragraph-rsid="00264994" style:font-weight-asian="normal" style:font-weight-complex="normal"/>
    </style:style>
    <style:style style:name="P11" style:family="paragraph" style:parent-style-name="Standard">
      <style:text-properties fo:font-size="12pt" fo:font-style="italic" style:text-underline-style="none" fo:font-weight="normal" officeooo:rsid="00237088" officeooo:paragraph-rsid="00237088" style:font-style-asian="italic" style:font-weight-asian="normal" style:font-style-complex="italic" style:font-weight-complex="normal"/>
    </style:style>
    <style:style style:name="P12" style:family="paragraph" style:parent-style-name="Standard">
      <style:text-properties fo:font-size="12pt" fo:font-style="italic" style:text-underline-style="none" fo:font-weight="normal" officeooo:rsid="00237088" officeooo:paragraph-rsid="00282f67" style:font-style-asian="italic" style:font-weight-asian="normal" style:font-style-complex="italic" style:font-weight-complex="normal"/>
    </style:style>
    <style:style style:name="P13" style:family="paragraph" style:parent-style-name="Standard">
      <style:text-properties fo:font-size="12pt" fo:font-style="italic" style:text-underline-style="none" fo:font-weight="normal" officeooo:rsid="00237088" officeooo:paragraph-rsid="0029f4ab" style:font-style-asian="italic" style:font-weight-asian="normal" style:font-style-complex="italic" style:font-weight-complex="normal"/>
    </style:style>
    <style:style style:name="P14" style:family="paragraph" style:parent-style-name="Standard">
      <style:text-properties fo:font-size="12pt" fo:font-style="italic" style:text-underline-style="none" fo:font-weight="normal" officeooo:rsid="0023a761" officeooo:paragraph-rsid="0023a761" style:font-style-asian="italic" style:font-weight-asian="normal" style:font-style-complex="italic" style:font-weight-complex="normal"/>
    </style:style>
    <style:style style:name="P15" style:family="paragraph" style:parent-style-name="Standard">
      <style:text-properties fo:font-size="12pt" fo:font-style="italic" style:text-underline-style="none" fo:font-weight="normal" officeooo:rsid="00264994" officeooo:paragraph-rsid="00264994" style:font-style-asian="italic" style:font-weight-asian="normal" style:font-style-complex="italic" style:font-weight-complex="normal"/>
    </style:style>
    <style:style style:name="P16" style:family="paragraph" style:parent-style-name="Standard">
      <style:text-properties fo:font-size="12pt" fo:font-style="normal" style:text-underline-style="none" fo:font-weight="normal" officeooo:rsid="00264994" officeooo:paragraph-rsid="00264994" style:font-style-asian="normal" style:font-weight-asian="normal" style:font-style-complex="normal" style:font-weight-complex="normal"/>
    </style:style>
    <style:style style:name="P17" style:family="paragraph" style:parent-style-name="Standard">
      <style:text-properties fo:font-size="12pt" fo:font-style="normal" style:text-underline-style="none" fo:font-weight="normal" officeooo:rsid="00237088" officeooo:paragraph-rsid="00282f67" style:font-style-asian="normal" style:font-weight-asian="normal" style:font-style-complex="normal" style:font-weight-complex="normal"/>
    </style:style>
    <style:style style:name="P18" style:family="paragraph" style:parent-style-name="Standard">
      <style:text-properties fo:font-size="12pt" fo:font-style="normal" style:text-underline-style="none" fo:font-weight="normal" officeooo:rsid="0029f4ab" officeooo:paragraph-rsid="0029f4ab" style:font-style-asian="normal" style:font-weight-asian="normal" style:font-style-complex="normal" style:font-weight-complex="normal"/>
    </style:style>
    <style:style style:name="P19" style:family="paragraph" style:parent-style-name="Standard">
      <style:text-properties fo:font-size="12pt" fo:font-style="normal" style:text-underline-style="solid" style:text-underline-width="auto" style:text-underline-color="font-color" fo:font-weight="bold" officeooo:rsid="0029f4ab" officeooo:paragraph-rsid="0029f4ab" style:font-style-asian="normal" style:font-weight-asian="bold" style:font-style-complex="normal" style:font-weight-complex="bold"/>
    </style:style>
    <style:style style:name="P20" style:family="paragraph" style:parent-style-name="Standard">
      <style:text-properties fo:font-size="12pt" fo:font-style="normal" style:text-underline-style="solid" style:text-underline-width="auto" style:text-underline-color="font-color" fo:font-weight="normal" officeooo:rsid="0029f4ab" officeooo:paragraph-rsid="002b2e6a" style:font-style-asian="normal" style:font-weight-asian="normal" style:font-style-complex="normal" style:font-weight-complex="normal"/>
    </style:style>
    <style:style style:name="P21" style:family="paragraph" style:parent-style-name="Standard">
      <style:text-properties fo:font-size="12pt" fo:font-style="normal" style:text-underline-style="solid" style:text-underline-width="auto" style:text-underline-color="font-color" fo:font-weight="normal" officeooo:rsid="002b2e6a" officeooo:paragraph-rsid="002b2e6a" style:font-style-asian="normal" style:font-weight-asian="normal" style:font-style-complex="normal" style:font-weight-complex="normal"/>
    </style:style>
    <style:style style:name="P22" style:family="paragraph" style:parent-style-name="Standard">
      <style:text-properties fo:font-size="16pt" style:text-underline-style="none" fo:font-weight="bold" officeooo:rsid="001cc410" officeooo:paragraph-rsid="001cc410" style:font-weight-asian="bold" style:font-weight-complex="bold"/>
    </style:style>
    <style:style style:name="P23" style:family="paragraph" style:parent-style-name="Standard">
      <style:text-properties fo:font-size="12pt" style:text-underline-style="none" fo:font-weight="bold" officeooo:rsid="00264994" officeooo:paragraph-rsid="00264994" style:font-weight-asian="bold" style:font-weight-complex="bold"/>
    </style:style>
    <style:style style:name="P24" style:family="paragraph" style:parent-style-name="Standard">
      <style:text-properties fo:font-size="12pt" style:text-underline-style="none" fo:font-weight="normal" officeooo:rsid="001b09dc" officeooo:paragraph-rsid="001cc410" style:font-weight-asian="normal" style:font-weight-complex="normal"/>
    </style:style>
    <style:style style:name="P25" style:family="paragraph" style:parent-style-name="Standard">
      <style:paragraph-properties fo:break-before="page"/>
      <style:text-properties fo:font-size="12pt" style:text-underline-style="none" fo:font-weight="normal" officeooo:rsid="001b09dc" officeooo:paragraph-rsid="001cc410" style:font-weight-asian="normal" style:font-weight-complex="normal"/>
    </style:style>
    <style:style style:name="P26" style:family="paragraph" style:parent-style-name="Standard">
      <style:text-properties fo:font-size="12pt" fo:font-style="normal" style:text-underline-style="none" fo:font-weight="normal" officeooo:rsid="002b2e6a" officeooo:paragraph-rsid="002b2e6a" style:font-style-asian="normal" style:font-weight-asian="normal" style:font-style-complex="normal" style:font-weight-complex="normal"/>
    </style:style>
    <style:style style:name="P27" style:family="paragraph" style:parent-style-name="Standard">
      <style:text-properties fo:font-size="20pt" style:text-underline-style="solid" style:text-underline-width="auto" style:text-underline-color="font-color" fo:font-weight="bold" officeooo:rsid="001b09dc" officeooo:paragraph-rsid="001b09dc" style:font-weight-asian="bold" style:font-weight-complex="bold"/>
    </style:style>
    <style:style style:name="P28" style:family="paragraph" style:parent-style-name="Standard">
      <style:text-properties fo:font-size="20pt" style:text-underline-style="solid" style:text-underline-width="auto" style:text-underline-color="font-color" fo:font-weight="bold" officeooo:rsid="002dd6f2" officeooo:paragraph-rsid="002dd6f2" style:font-weight-asian="bold" style:font-weight-complex="bold"/>
    </style:style>
    <style:style style:name="P29" style:family="paragraph" style:parent-style-name="Standard" style:list-style-name="L1">
      <style:text-properties officeooo:paragraph-rsid="002dd6f2"/>
    </style:style>
    <style:style style:name="P30" style:family="paragraph" style:parent-style-name="Standard" style:list-style-name="L1">
      <style:text-properties fo:font-weight="bold" officeooo:paragraph-rsid="002dd6f2" style:font-weight-asian="bold" style:font-weight-complex="bold"/>
    </style:style>
    <style:style style:name="P31" style:family="paragraph" style:parent-style-name="Standard" style:list-style-name="L1">
      <style:text-properties officeooo:rsid="002dd6f2" officeooo:paragraph-rsid="002dd6f2"/>
    </style:style>
    <style:style style:name="T1" style:family="text">
      <style:text-properties officeooo:rsid="001cc410"/>
    </style:style>
    <style:style style:name="T2" style:family="text">
      <style:text-properties fo:font-weight="bold" style:font-weight-asian="bold" style:font-weight-complex="bold"/>
    </style:style>
    <style:style style:name="T3" style:family="text">
      <style:text-properties fo:font-weight="bold" officeooo:rsid="001cc410" style:font-weight-asian="bold" style:font-weight-complex="bold"/>
    </style:style>
    <style:style style:name="T4" style:family="text">
      <style:text-properties fo:font-weight="bold" officeooo:rsid="0021d170" style:font-weight-asian="bold" style:font-weight-complex="bold"/>
    </style:style>
    <style:style style:name="T5" style:family="text">
      <style:text-properties fo:font-weight="bold" officeooo:rsid="00282f67" style:font-weight-asian="bold" style:font-weight-complex="bold"/>
    </style:style>
    <style:style style:name="T6" style:family="text">
      <style:text-properties fo:font-weight="bold" officeooo:rsid="002dd6f2" style:font-weight-asian="bold" style:font-weight-complex="bold"/>
    </style:style>
    <style:style style:name="T7" style:family="text">
      <style:text-properties officeooo:rsid="0021d170"/>
    </style:style>
    <style:style style:name="T8" style:family="text">
      <style:text-properties fo:font-style="italic" style:font-style-asian="italic" style:font-style-complex="italic"/>
    </style:style>
    <style:style style:name="T9" style:family="text">
      <style:text-properties officeooo:rsid="00282f67"/>
    </style:style>
    <style:style style:name="T10" style:family="text">
      <style:text-properties style:text-underline-style="solid" style:text-underline-width="auto" style:text-underline-color="font-color" fo:font-weight="bold" officeooo:rsid="0029f4ab" style:font-weight-asian="bold" style:font-weight-complex="bold"/>
    </style:style>
    <style:style style:name="T11" style:family="text">
      <style:text-properties fo:font-style="normal" style:text-underline-style="solid" style:text-underline-width="auto" style:text-underline-color="font-color" fo:font-weight="bold" officeooo:rsid="0029f4ab" style:font-style-asian="normal" style:font-weight-asian="bold" style:font-style-complex="normal" style:font-weight-complex="bold"/>
    </style:style>
    <style:style style:name="T12" style:family="text">
      <style:text-properties style:text-underline-style="none"/>
    </style:style>
    <style:style style:name="T13" style:family="text">
      <style:text-properties fo:font-size="14pt" style:text-underline-style="none" fo:font-weight="bold" style:font-weight-asian="bold" style:font-weight-complex="bold"/>
    </style:style>
    <style:style style:name="T14" style:family="text">
      <style:text-properties fo:font-size="14pt" style:text-underline-style="none" fo:font-weight="bold" officeooo:rsid="002dd6f2" style:font-weight-asian="bold" style:font-weight-complex="bold"/>
    </style:style>
    <style:style style:name="T15" style:family="text">
      <style:text-properties fo:font-size="14pt" style:text-underline-style="none" fo:font-weight="normal" officeooo:rsid="002dd6f2" style:font-weight-asian="normal" style:font-weight-complex="normal"/>
    </style:style>
    <style:style style:name="T16" style:family="text">
      <style:text-properties fo:font-size="14pt" style:text-underline-style="none" officeooo:rsid="002dd6f2"/>
    </style:style>
    <style:style style:name="T17"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Resources :</text:p>
      <text:list text:style-name="L1">
        <text:list-header>
          <text:p text:style-name="P30"><text:span text:style-name="T16"/></text:p>
        </text:list-header>
        <text:list-item>
          <text:p text:style-name="P29"><text:span text:style-name="T14">QROSS</text:span></text:p>
        </text:list-item>
        <text:list-item>
          <text:p text:style-name="P31"><text:span text:style-name="T13">C Joshi GCN</text:span></text:p>
        </text:list-item>
        <text:list-item>
          <text:p text:style-name="P31"><text:span text:style-name="T13">Benchmarking GNNs</text:span></text:p>
        </text:list-item>
        <text:list-item>
          <text:p text:style-name="P31"><text:span text:style-name="T13">Laplacian Eigenmaps and Laplacian based dimensionality reduction</text:span></text:p>
        </text:list-item>
        <text:list-item>
          <text:p text:style-name="P31"><text:span text:style-name="T13">GNN applications webpage</text:span></text:p>
        </text:list-item>
        <text:list-item>
          <text:p text:style-name="P31"><text:span text:style-name="T13">Graph transformers</text:span></text:p>
        </text:list-item>
      </text:list>
      <text:p text:style-name="P1"/>
      <text:p text:style-name="P1"><text:span text:style-name="T1">Short detailed r</text:span>eport on <text:span text:style-name="T1">the </text:span>QROSS project</text:p>
      <text:p text:style-name="P22">(progress as of 13-09-2024)</text:p>
      <text:p text:style-name="P1"/>
      <text:p text:style-name="P2">I. <text:span text:style-name="T3">Analysis and </text:span><text:span text:style-name="T2">findings from QROSS project:</text:span></text:p>
      <text:p text:style-name="P2"><text:span text:style-name="T2"/></text:p>
      <text:p text:style-name="P23">Understanding TSP solutions using QUBO because you can’t correlate constraint satisfaction with optimization energy for a tsp path of a graph instance.</text:p>
      <text:p text:style-name="P2"><text:span text:style-name="T2"/></text:p>
      <text:p text:style-name="P8">So the point of this paper is to make a surrogate model that will help to solve tsp like problems faster by using a surrogate model that approximates important characteristics of the QUBO solver.<text:line-break/></text:p>
      <text:p text:style-name="P8">We build the surrogate model using machine learning based on the data obtained from the QUBO solver when applied to solve instances of a problem. (<text:span text:style-name="T8">we already havw that data with us</text:span>) QROSS (<text:span text:style-name="T8">which is basically a neural network</text:span>) then proposes promising relaxation parameters using the surrogate model on new instances, effectively reducing the number of calls to QUBO solver.<text:line-break/></text:p>
      <text:p text:style-name="P11">How is our data? Explain in detail...</text:p>
      <text:p text:style-name="P8">We have <text:span text:style-name="T2">85 random graphs </text:span>each consisting of <text:span text:style-name="T2">30 nodes </text:span>or cities. Our case study is persistent to <text:span text:style-name="T2">TSP solutions</text:span>. This is the instances part of our data. The other part of our data is the learning of the relaxation parameters. For that we have <text:span text:style-name="T2">100 runs </text:span>or iterations for each of our instances meaning in total 8500 runs for different values of the relaxation parameters which might be taken constant for each instance. Hence 100 relaxation parameters for each graph instance. Each relaxation parameter corresponds to an optimization run and hence spits out a P_f, E_min, E_avg, E_std. (<text:span text:style-name="T2">interpret these results better</text:span>). Pf is the probability of feasible solutions to the total number of solutions. The problems are being tested for feasibility (constraint satisfaction) and the quality of solution (the objective energy from the quadratic graph hamiltonian for the tsp problem). Therefore a lower min energy means a better solution but might not be feasible for the constraints. The Pf gives us that ratio. Emin, Estd and Eavg are self explanatory. (How?) [Take a list of all energies, find the std dev, the mean and the minimum during the optimization run using the annealer.]</text:p>
      <text:p text:style-name="P8"/>
      <text:p text:style-name="P14">What will be the output of the QROSS model?</text:p>
      <text:p text:style-name="P10">The solver surrogate in QROSS only models certain aspects of the original QUBO solver that are necessary for relaxation parameter tuning. Given a problem instance and a relaxation parameter, the solver surrogate predicts the probability that the QUBO solver finds a feasible solution, as well as the objective energies. Consider the two parts of our data as the input o the QROSS machine and output of the QROSS machine. Note that no explicit solutions are predicted by the solver surrogate. An evaluation on the solver surrogate, which we will model as a carefully designed neural network, is much cheaper/faster than a call to a QUBO solver.</text:p>
      <text:p text:style-name="P9"/>
      <text:p text:style-name="P14"><text:soft-page-break/>How to work with the data that you have?</text:p>
      <text:p text:style-name="P9">We have to embed the input i.e find a way to convert the graph using GNNS/ GCNs/ Graph pooling methods so that we can use them as feature vectors. This is step one. We will learn the relaxation parameters later using the output data. </text:p>
      <text:p text:style-name="P9"/>
      <text:p text:style-name="P15">Objectives:</text:p>
      <text:p text:style-name="P16">We introduce QROSS, a machine learning method to extract knowledge from QUBO problem instances solved in the past to facilitate the relaxation parameter optimization process for a new instance of the same problem. We take Traveling Salesman Problem (TSP) as a case study to demonstrate that QROSS learns knowledge from history effectively and proposes promising parameters.</text:p>
      <text:p text:style-name="P15"/>
      <text:p text:style-name="P12"><text:span text:style-name="T9">Interpretation of Figure 1. (Or why the suboptimal crowd in areas with comparatively lower feasibility) [explain the “</text:span><text:span text:style-name="T5">compromise”</text:span><text:span text:style-name="T9">]</text:span></text:p>
      <text:p text:style-name="P17">“For each point, there are 128 solutions returned by the QUBO solver, given a problem instance g and a relaxation parameter A.” <text:span text:style-name="T9">What does this mean???</text:span></text:p>
      <text:p text:style-name="P17"/>
      <text:p text:style-name="P18">Inference of the plot : STRATEGY 1</text:p>
      <text:p text:style-name="P19">Minimum fitness Strategy</text:p>
      <text:p text:style-name="P19"/>
      <text:p text:style-name="P18">Inference of the plot : STRATEGY 2</text:p>
      <text:p text:style-name="P19">Pf based strategy</text:p>
      <text:p text:style-name="P13"><text:line-break/><text:span text:style-name="T11">TRAVELLING SALESMAN</text:span></text:p>
      <text:p text:style-name="P13"><text:span text:style-name="T10"/></text:p>
      <text:p text:style-name="P18">TSP Hamiltonian (unconstrained) + A* (linear constraint)^2</text:p>
      <text:p text:style-name="P13"/>
      <text:p text:style-name="P20">Fitting Strategies: 2 offline and 1 online <text:span text:style-name="T12">(what does that mean?)</text:span></text:p>
      <text:p text:style-name="P20"><text:span text:style-name="T12"/></text:p>
      <text:p text:style-name="P26">Formula for minimum fitness :</text:p>
      <text:p text:style-name="P21"><text:span text:style-name="T12"/></text:p>
      <text:p text:style-name="P26">Feature extraction strategy and the basic structure of the solver surrogate model:</text:p>
      <text:p text:style-name="P21"><text:span text:style-name="T12"/></text:p>
      <text:p text:style-name="P26">Comparison between a QUBO solver and the solver surrogate in QROSS:</text:p>
      <text:p text:style-name="P8"/>
      <text:p text:style-name="P4">II. <text:span text:style-name="T3">Analysis and </text:span><text:span text:style-name="T2">findings from Chaitanya Joshi paper:</text:span></text:p>
      <text:p text:style-name="P3"><text:span text:style-name="T2"/></text:p>
      <text:p text:style-name="P3"><text:span text:style-name="T2"/></text:p>
      <text:p text:style-name="P4">III. <text:span text:style-name="T6">Basic Analysis of </text:span><text:span text:style-name="T2">VP Dwivedi paper:</text:span></text:p>
      <text:p text:style-name="P3"/>
      <text:p text:style-name="P3"/>
      <text:p text:style-name="P3">IV. <text:span text:style-name="T3">Analysis and </text:span><text:span text:style-name="T2">findings from Laplacian Eigenmap paper </text:span><text:span text:style-name="T6">version 1 and version 2</text:span><text:span text:style-name="T2">:</text:span></text:p>
      <text:p text:style-name="P3"/>
      <text:p text:style-name="P3"/>
      <text:p text:style-name="P3">V. <text:span text:style-name="T3">Repository analysis <text:line-break/></text:span><text:span text:style-name="T7">1. </text:span><text:span text:style-name="T4">M</text:span><text:span text:style-name="T3">ulti masked aggregators:</text:span></text:p>
      <text:p text:style-name="P7"><text:span text:style-name="T1">2. </text:span><text:span text:style-name="T3">Generalizing-Graph-Network-Models-for-the-TSP</text:span></text:p>
      <text:p text:style-name="P7"><text:span text:style-name="T1">3.</text:span><text:span text:style-name="T3"> digiplex_parameter_tuning</text:span></text:p>
      <text:p text:style-name="P5"/>
      <text:p text:style-name="P5"/>
      <text:p text:style-name="P5">VI. <text:span text:style-name="T2">Feature extraction steps using GCNN:</text:span></text:p>
      <text:p text:style-name="P5"/>
      <text:p text:style-name="P5"/>
      <text:p text:style-name="P5">VIII. <text:span text:style-name="T2">Next steps:</text:span></text:p>
      <text:p text:style-name="P6"/>
      <text:p text:style-name="P6"/>
      <text:p text:style-name="P6">IX: <text:span text:style-name="T2">The “autoencoder method” for dimensionality reduction:</text:span></text:p>
      <text:p text:style-name="P6"><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19:03:39.273777411</meta:creation-date>
    <dc:date>2024-10-11T03:20:13.784552882</dc:date>
    <meta:editing-duration>PT1H28M28S</meta:editing-duration>
    <meta:editing-cycles>12</meta:editing-cycles>
    <meta:generator>LibreOffice/24.2.5.2$Linux_X86_64 LibreOffice_project/420$Build-2</meta:generator>
    <meta:document-statistic meta:table-count="0" meta:image-count="0" meta:object-count="0" meta:page-count="4" meta:paragraph-count="42" meta:word-count="754" meta:character-count="4675" meta:non-whitespace-character-count="3964"/>
  </office:meta>
</office:document-meta>
</file>